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601.2pt" svg:y="454.34pt">
            <draw:object draw:notify-on-update-of-ranges="Sheet1.A1:Sheet1.A1 Sheet1.A2:Sheet1.A37 Sheet1.B1:Sheet1.B1 Sheet1.B2:Sheet1.B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33.26pt" svg:y="456.04pt">
            <draw:object draw:notify-on-update-of-ranges="Sheet1.A38:Sheet1.A72 Sheet1.B38:Sheet1.B7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um_pred</text:p>
          </table:table-cell>
          <table:table-cell office:value-type="string" calcext:value-type="string">
            <text:p>num_eaten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site</text:p>
          </table:table-cell>
        </table:table-row>
        <table:table-row table:style-name="ro1">
          <table:table-cell office:value-type="float" office:value="292.699724112095" calcext:value-type="float">
            <text:p>292.699724112095</text:p>
          </table:table-cell>
          <table:table-cell office:value-type="float" office:value="3.26583667489894" calcext:value-type="float">
            <text:p>3.26583667489894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333.005809982591" calcext:value-type="float">
            <text:p>333.005809982591</text:p>
          </table:table-cell>
          <table:table-cell office:value-type="float" office:value="3.70501950716966" calcext:value-type="float">
            <text:p>3.70501950716966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378.422140711567" calcext:value-type="float">
            <text:p>378.422140711567</text:p>
          </table:table-cell>
          <table:table-cell office:value-type="float" office:value="4.19812396131265" calcext:value-type="float">
            <text:p>4.19812396131265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430.032486785175" calcext:value-type="float">
            <text:p>430.032486785175</text:p>
          </table:table-cell>
          <table:table-cell office:value-type="float" office:value="4.78843355734777" calcext:value-type="float">
            <text:p>4.78843355734777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488.681606585998" calcext:value-type="float">
            <text:p>488.681606585998</text:p>
          </table:table-cell>
          <table:table-cell office:value-type="float" office:value="5.41309043494818" calcext:value-type="float">
            <text:p>5.41309043494818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555.329469177457" calcext:value-type="float">
            <text:p>555.329469177457</text:p>
          </table:table-cell>
          <table:table-cell office:value-type="float" office:value="6.12914587428079" calcext:value-type="float">
            <text:p>6.12914587428079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272.006598320287" calcext:value-type="float">
            <text:p>272.006598320287</text:p>
          </table:table-cell>
          <table:table-cell office:value-type="float" office:value="3.04964514573058" calcext:value-type="float">
            <text:p>3.04964514573058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249.572231207372" calcext:value-type="float">
            <text:p>249.572231207372</text:p>
          </table:table-cell>
          <table:table-cell office:value-type="float" office:value="2.79484302638137" calcext:value-type="float">
            <text:p>2.79484302638137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231.4653469577" calcext:value-type="float">
            <text:p>231.4653469577</text:p>
          </table:table-cell>
          <table:table-cell office:value-type="float" office:value="2.56132998065299" calcext:value-type="float">
            <text:p>2.56132998065299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214.672147550468" calcext:value-type="float">
            <text:p>214.672147550468</text:p>
          </table:table-cell>
          <table:table-cell office:value-type="float" office:value="2.38171043817731" calcext:value-type="float">
            <text:p>2.38171043817731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73.8180201878763" calcext:value-type="float">
            <text:p>73.8180201878763</text:p>
          </table:table-cell>
          <table:table-cell office:value-type="float" office:value="0.822795846695601" calcext:value-type="float">
            <text:p>0.822795846695601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83.8749894658446" calcext:value-type="float">
            <text:p>83.8749894658446</text:p>
          </table:table-cell>
          <table:table-cell office:value-type="float" office:value="0.935799103841979" calcext:value-type="float">
            <text:p>0.935799103841979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95.3021205390029" calcext:value-type="float">
            <text:p>95.3021205390029</text:p>
          </table:table-cell>
          <table:table-cell office:value-type="float" office:value="1.05447580805786" calcext:value-type="float">
            <text:p>1.05447580805786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108.286084291303" calcext:value-type="float">
            <text:p>108.286084291303</text:p>
          </table:table-cell>
          <table:table-cell office:value-type="float" office:value="1.19331097235052" calcext:value-type="float">
            <text:p>1.19331097235052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123.038983653511" calcext:value-type="float">
            <text:p>123.038983653511</text:p>
          </table:table-cell>
          <table:table-cell office:value-type="float" office:value="1.35720099100542" calcext:value-type="float">
            <text:p>1.35720099100542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139.801818466019" calcext:value-type="float">
            <text:p>139.801818466019</text:p>
          </table:table-cell>
          <table:table-cell office:value-type="float" office:value="1.54912769087419" calcext:value-type="float">
            <text:p>1.54912769087419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158.848422394687" calcext:value-type="float">
            <text:p>158.848422394687</text:p>
          </table:table-cell>
          <table:table-cell office:value-type="float" office:value="1.76819543939134" calcext:value-type="float">
            <text:p>1.76819543939134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180.489936212196" calcext:value-type="float">
            <text:p>180.489936212196</text:p>
          </table:table-cell>
          <table:table-cell office:value-type="float" office:value="1.98674555391902" calcext:value-type="float">
            <text:p>1.98674555391902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205.079890519405" calcext:value-type="float">
            <text:p>205.079890519405</text:p>
          </table:table-cell>
          <table:table-cell office:value-type="float" office:value="2.2839696493548" calcext:value-type="float">
            <text:p>2.2839696493548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233.019980936805" calcext:value-type="float">
            <text:p>233.019980936805</text:p>
          </table:table-cell>
          <table:table-cell office:value-type="float" office:value="2.59765136109058" calcext:value-type="float">
            <text:p>2.59765136109058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263.845947052433" calcext:value-type="float">
            <text:p>263.845947052433</text:p>
          </table:table-cell>
          <table:table-cell office:value-type="float" office:value="2.92718643134509" calcext:value-type="float">
            <text:p>2.92718643134509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290.539462137415" calcext:value-type="float">
            <text:p>290.539462137415</text:p>
          </table:table-cell>
          <table:table-cell office:value-type="float" office:value="3.17292343917795" calcext:value-type="float">
            <text:p>3.17292343917795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350.872695018827" calcext:value-type="float">
            <text:p>350.872695018827</text:p>
          </table:table-cell>
          <table:table-cell office:value-type="float" office:value="3.86459576816813" calcext:value-type="float">
            <text:p>3.86459576816813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392.930950972598" calcext:value-type="float">
            <text:p>392.930950972598</text:p>
          </table:table-cell>
          <table:table-cell office:value-type="float" office:value="4.36209896206061" calcext:value-type="float">
            <text:p>4.36209896206061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446.463875483939" calcext:value-type="float">
            <text:p>446.463875483939</text:p>
          </table:table-cell>
          <table:table-cell office:value-type="float" office:value="4.97184472933292" calcext:value-type="float">
            <text:p>4.97184472933292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507.29012723164" calcext:value-type="float">
            <text:p>507.29012723164</text:p>
          </table:table-cell>
          <table:table-cell office:value-type="float" office:value="5.6627722773312" calcext:value-type="float">
            <text:p>5.6627722773312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556.670607067247" calcext:value-type="float">
            <text:p>556.670607067247</text:p>
          </table:table-cell>
          <table:table-cell office:value-type="float" office:value="6.13311669983355" calcext:value-type="float">
            <text:p>6.13311669983355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318.100317486551" calcext:value-type="float">
            <text:p>318.100317486551</text:p>
          </table:table-cell>
          <table:table-cell office:value-type="float" office:value="3.51673295473927" calcext:value-type="float">
            <text:p>3.51673295473927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253.730817876414" calcext:value-type="float">
            <text:p>253.730817876414</text:p>
          </table:table-cell>
          <table:table-cell office:value-type="float" office:value="2.72978451072156" calcext:value-type="float">
            <text:p>2.72978451072156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277.998680798377" calcext:value-type="float">
            <text:p>277.998680798377</text:p>
          </table:table-cell>
          <table:table-cell office:value-type="float" office:value="3.11700153215764" calcext:value-type="float">
            <text:p>3.11700153215764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315.140539021891" calcext:value-type="float">
            <text:p>315.140539021891</text:p>
          </table:table-cell>
          <table:table-cell office:value-type="float" office:value="3.47234576141877" calcext:value-type="float">
            <text:p>3.47234576141877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362.257256737101" calcext:value-type="float">
            <text:p>362.257256737101</text:p>
          </table:table-cell>
          <table:table-cell office:value-type="float" office:value="4.06904527423874" calcext:value-type="float">
            <text:p>4.06904527423874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411.611196228483" calcext:value-type="float">
            <text:p>411.611196228483</text:p>
          </table:table-cell>
          <table:table-cell office:value-type="float" office:value="4.57525188621714" calcext:value-type="float">
            <text:p>4.57525188621714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449.063433183284" calcext:value-type="float">
            <text:p>449.063433183284</text:p>
          </table:table-cell>
          <table:table-cell office:value-type="float" office:value="4.87235888615168" calcext:value-type="float">
            <text:p>4.87235888615168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239.600201795118" calcext:value-type="float">
            <text:p>239.600201795118</text:p>
          </table:table-cell>
          <table:table-cell office:value-type="float" office:value="2.67943365634074" calcext:value-type="float">
            <text:p>2.67943365634074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223.212210681578" calcext:value-type="float">
            <text:p>223.212210681578</text:p>
          </table:table-cell>
          <table:table-cell office:value-type="float" office:value="2.51336535318109" calcext:value-type="float">
            <text:p>2.51336535318109</text:p>
          </table:table-cell>
          <table:table-cell office:value-type="string" calcext:value-type="string">
            <text:p>lmb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53.9740278813693" calcext:value-type="float">
            <text:p>53.9740278813693</text:p>
          </table:table-cell>
          <table:table-cell office:value-type="float" office:value="1.0499812812861" calcext:value-type="float">
            <text:p>1.0499812812861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61.3168912611273" calcext:value-type="float">
            <text:p>61.3168912611273</text:p>
          </table:table-cell>
          <table:table-cell office:value-type="float" office:value="1.18760250537706" calcext:value-type="float">
            <text:p>1.18760250537706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69.6587099668118" calcext:value-type="float">
            <text:p>69.6587099668118</text:p>
          </table:table-cell>
          <table:table-cell office:value-type="float" office:value="1.34902860801193" calcext:value-type="float">
            <text:p>1.34902860801193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79.1353862604675" calcext:value-type="float">
            <text:p>79.1353862604675</text:p>
          </table:table-cell>
          <table:table-cell office:value-type="float" office:value="1.5318497565194" calcext:value-type="float">
            <text:p>1.531849756519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89.9013111436756" calcext:value-type="float">
            <text:p>89.9013111436756</text:p>
          </table:table-cell>
          <table:table-cell office:value-type="float" office:value="1.75066054159564" calcext:value-type="float">
            <text:p>1.7506605415956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102.131879646735" calcext:value-type="float">
            <text:p>102.131879646735</text:p>
          </table:table-cell>
          <table:table-cell office:value-type="float" office:value="1.98507439182993" calcext:value-type="float">
            <text:p>1.98507439182993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116.026348308814" calcext:value-type="float">
            <text:p>116.026348308814</text:p>
          </table:table-cell>
          <table:table-cell office:value-type="float" office:value="2.26215428075914" calcext:value-type="float">
            <text:p>2.2621542807591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131.811081402227" calcext:value-type="float">
            <text:p>131.811081402227</text:p>
          </table:table-cell>
          <table:table-cell office:value-type="float" office:value="2.554092127344" calcext:value-type="float">
            <text:p>2.55409212734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149.743238787295" calcext:value-type="float">
            <text:p>149.743238787295</text:p>
          </table:table-cell>
          <table:table-cell office:value-type="float" office:value="2.89401859786532" calcext:value-type="float">
            <text:p>2.89401859786532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170.114965479146" calcext:value-type="float">
            <text:p>170.114965479146</text:p>
          </table:table-cell>
          <table:table-cell office:value-type="float" office:value="3.29091373827767" calcext:value-type="float">
            <text:p>3.29091373827767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193.258151181556" calcext:value-type="float">
            <text:p>193.258151181556</text:p>
          </table:table-cell>
          <table:table-cell office:value-type="float" office:value="3.71561610195859" calcext:value-type="float">
            <text:p>3.71561610195859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208.387376135922" calcext:value-type="float">
            <text:p>208.387376135922</text:p>
          </table:table-cell>
          <table:table-cell office:value-type="float" office:value="4.00411795967865" calcext:value-type="float">
            <text:p>4.00411795967865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39.9391300976719" calcext:value-type="float">
            <text:p>39.9391300976719</text:p>
          </table:table-cell>
          <table:table-cell office:value-type="float" office:value="0.77733770939952" calcext:value-type="float">
            <text:p>0.77733770939952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37.4478228299976" calcext:value-type="float">
            <text:p>37.4478228299976</text:p>
          </table:table-cell>
          <table:table-cell office:value-type="float" office:value="0.733412787502892" calcext:value-type="float">
            <text:p>0.733412787502892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35.1119173421513" calcext:value-type="float">
            <text:p>35.1119173421513</text:p>
          </table:table-cell>
          <table:table-cell office:value-type="float" office:value="0.681980418252484" calcext:value-type="float">
            <text:p>0.681980418252484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32.9217200433478" calcext:value-type="float">
            <text:p>32.9217200433478</text:p>
          </table:table-cell>
          <table:table-cell office:value-type="float" office:value="0.643443838533598" calcext:value-type="float">
            <text:p>0.643443838533598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30.8681420057752" calcext:value-type="float">
            <text:p>30.8681420057752</text:p>
          </table:table-cell>
          <table:table-cell office:value-type="float" office:value="0.598320762335219" calcext:value-type="float">
            <text:p>0.598320762335219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1</text:p>
          </table:table-cell>
        </table:table-row>
        <table:table-row table:style-name="ro1">
          <table:table-cell office:value-type="float" office:value="71.4858275059283" calcext:value-type="float">
            <text:p>71.4858275059283</text:p>
          </table:table-cell>
          <table:table-cell office:value-type="float" office:value="1.36859665431035" calcext:value-type="float">
            <text:p>1.36859665431035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65.057778980047" calcext:value-type="float">
            <text:p>65.057778980047</text:p>
          </table:table-cell>
          <table:table-cell office:value-type="float" office:value="1.26340107971422" calcext:value-type="float">
            <text:p>1.26340107971422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57.8293535580394" calcext:value-type="float">
            <text:p>57.8293535580394</text:p>
          </table:table-cell>
          <table:table-cell office:value-type="float" office:value="1.12957044685139" calcext:value-type="float">
            <text:p>1.12957044685139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23.0765751989262" calcext:value-type="float">
            <text:p>23.0765751989262</text:p>
          </table:table-cell>
          <table:table-cell office:value-type="float" office:value="0.446679735412166" calcext:value-type="float">
            <text:p>0.446679735412166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21.0015157030067" calcext:value-type="float">
            <text:p>21.0015157030067</text:p>
          </table:table-cell>
          <table:table-cell office:value-type="float" office:value="0.405802925764413" calcext:value-type="float">
            <text:p>0.405802925764413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18.8892551849931" calcext:value-type="float">
            <text:p>18.8892551849931</text:p>
          </table:table-cell>
          <table:table-cell office:value-type="float" office:value="0.362816685492301" calcext:value-type="float">
            <text:p>0.362816685492301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2</text:p>
          </table:table-cell>
        </table:table-row>
        <table:table-row table:style-name="ro1">
          <table:table-cell office:value-type="float" office:value="1457.74937687221" calcext:value-type="float">
            <text:p>1457.74937687221</text:p>
          </table:table-cell>
          <table:table-cell office:value-type="float" office:value="28.5875030663786" calcext:value-type="float">
            <text:p>28.5875030663786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1342.38545501329" calcext:value-type="float">
            <text:p>1342.38545501329</text:p>
          </table:table-cell>
          <table:table-cell office:value-type="float" office:value="26.3901582154579" calcext:value-type="float">
            <text:p>26.3901582154579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1221.67734899679" calcext:value-type="float">
            <text:p>1221.67734899679</text:p>
          </table:table-cell>
          <table:table-cell office:value-type="float" office:value="23.5946789080286" calcext:value-type="float">
            <text:p>23.5946789080286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1124.99578461918" calcext:value-type="float">
            <text:p>1124.99578461918</text:p>
          </table:table-cell>
          <table:table-cell office:value-type="float" office:value="21.7811016226217" calcext:value-type="float">
            <text:p>21.7811016226217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1048.2391070503" calcext:value-type="float">
            <text:p>1048.2391070503</text:p>
          </table:table-cell>
          <table:table-cell office:value-type="float" office:value="20.4311332892551" calcext:value-type="float">
            <text:p>20.4311332892551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965.283163899989" calcext:value-type="float">
            <text:p>965.283163899989</text:p>
          </table:table-cell>
          <table:table-cell office:value-type="float" office:value="18.8607182226655" calcext:value-type="float">
            <text:p>18.8607182226655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616.994552923173" calcext:value-type="float">
            <text:p>616.994552923173</text:p>
          </table:table-cell>
          <table:table-cell office:value-type="float" office:value="12.0516507421777" calcext:value-type="float">
            <text:p>12.0516507421777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568.166604497955" calcext:value-type="float">
            <text:p>568.166604497955</text:p>
          </table:table-cell>
          <table:table-cell office:value-type="float" office:value="11.1253147609649" calcext:value-type="float">
            <text:p>11.1253147609649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523.202820733705" calcext:value-type="float">
            <text:p>523.202820733705</text:p>
          </table:table-cell>
          <table:table-cell office:value-type="float" office:value="10.2701805070877" calcext:value-type="float">
            <text:p>10.2701805070877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481.797397905126" calcext:value-type="float">
            <text:p>481.797397905126</text:p>
          </table:table-cell>
          <table:table-cell office:value-type="float" office:value="9.48077514339172" calcext:value-type="float">
            <text:p>9.48077514339172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448.92512582186" calcext:value-type="float">
            <text:p>448.92512582186</text:p>
          </table:table-cell>
          <table:table-cell office:value-type="float" office:value="8.89316729686963" calcext:value-type="float">
            <text:p>8.89316729686963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3</text:p>
          </table:table-cell>
        </table:table-row>
        <table:table-row table:style-name="ro1">
          <table:table-cell office:value-type="float" office:value="428.265958408204" calcext:value-type="float">
            <text:p>428.265958408204</text:p>
          </table:table-cell>
          <table:table-cell office:value-type="float" office:value="8.3419787278931" calcext:value-type="float">
            <text:p>8.3419787278931</text:p>
          </table:table-cell>
          <table:table-cell office:value-type="string" calcext:value-type="string">
            <text:p>stb</text:p>
          </table:table-cell>
          <table:table-cell office:value-type="string" calcext:value-type="string">
            <text:p>R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30T16:40:17.107327944</meta:creation-date>
    <dc:date>2021-08-30T17:09:57.699620503</dc:date>
    <meta:editing-duration>PT14M27S</meta:editing-duration>
    <meta:editing-cycles>1</meta:editing-cycles>
    <meta:document-statistic meta:table-count="1" meta:cell-count="288" meta:object-count="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65cm" svg:y="4.205cm" style:legend-expansion="high" chart:style-name="ch2"/>
        <chart:plot-area chart:style-name="ch3" table:cell-range-address="Sheet1.A1:Sheet1.B37" chart:data-source-has-labels="row" svg:x="0.32cm" svg:y="0.18cm" svg:width="12.925cm" svg:height="8.64cm">
          <chartooo:coordinate-region svg:x="1.042cm" svg:y="0.376cm" svg:width="11.833cm" svg:height="7.8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7" chart:label-cell-address="Sheet1.B1:Sheet1.B1" chart:class="chart:scatter">
            <chart:domain table:cell-range-address="Sheet1.A2:Sheet1.A37"/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um_eate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2.699724112095">
                <text:p>292.699724112095</text:p>
                <draw:g>
                  <svg:desc>Sheet1.A2:Sheet1.A37</svg:desc>
                </draw:g>
              </table:table-cell>
              <table:table-cell office:value-type="float" office:value="3.26583667489894">
                <text:p>3.26583667489894</text:p>
                <draw:g>
                  <svg:desc>Sheet1.B2:Sheet1.B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33.005809982591">
                <text:p>333.005809982591</text:p>
              </table:table-cell>
              <table:table-cell office:value-type="float" office:value="3.70501950716966">
                <text:p>3.705019507169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8.422140711567">
                <text:p>378.422140711567</text:p>
              </table:table-cell>
              <table:table-cell office:value-type="float" office:value="4.19812396131265">
                <text:p>4.19812396131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0.032486785175">
                <text:p>430.032486785175</text:p>
              </table:table-cell>
              <table:table-cell office:value-type="float" office:value="4.78843355734777">
                <text:p>4.78843355734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8.681606585998">
                <text:p>488.681606585998</text:p>
              </table:table-cell>
              <table:table-cell office:value-type="float" office:value="5.41309043494818">
                <text:p>5.41309043494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5.329469177457">
                <text:p>555.329469177457</text:p>
              </table:table-cell>
              <table:table-cell office:value-type="float" office:value="6.12914587428079">
                <text:p>6.12914587428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2.006598320287">
                <text:p>272.006598320287</text:p>
              </table:table-cell>
              <table:table-cell office:value-type="float" office:value="3.04964514573058">
                <text:p>3.049645145730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9.572231207372">
                <text:p>249.572231207372</text:p>
              </table:table-cell>
              <table:table-cell office:value-type="float" office:value="2.79484302638137">
                <text:p>2.794843026381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1.4653469577">
                <text:p>231.4653469577</text:p>
              </table:table-cell>
              <table:table-cell office:value-type="float" office:value="2.56132998065299">
                <text:p>2.561329980652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4.672147550468">
                <text:p>214.672147550468</text:p>
              </table:table-cell>
              <table:table-cell office:value-type="float" office:value="2.38171043817731">
                <text:p>2.381710438177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.8180201878763">
                <text:p>73.8180201878763</text:p>
              </table:table-cell>
              <table:table-cell office:value-type="float" office:value="0.822795846695601">
                <text:p>0.8227958466956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.8749894658446">
                <text:p>83.8749894658446</text:p>
              </table:table-cell>
              <table:table-cell office:value-type="float" office:value="0.935799103841979">
                <text:p>0.9357991038419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.3021205390029">
                <text:p>95.3021205390029</text:p>
              </table:table-cell>
              <table:table-cell office:value-type="float" office:value="1.05447580805786">
                <text:p>1.054475808057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.286084291303">
                <text:p>108.286084291303</text:p>
              </table:table-cell>
              <table:table-cell office:value-type="float" office:value="1.19331097235052">
                <text:p>1.19331097235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.038983653511">
                <text:p>123.038983653511</text:p>
              </table:table-cell>
              <table:table-cell office:value-type="float" office:value="1.35720099100542">
                <text:p>1.357200991005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9.801818466019">
                <text:p>139.801818466019</text:p>
              </table:table-cell>
              <table:table-cell office:value-type="float" office:value="1.54912769087419">
                <text:p>1.54912769087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8.848422394687">
                <text:p>158.848422394687</text:p>
              </table:table-cell>
              <table:table-cell office:value-type="float" office:value="1.76819543939134">
                <text:p>1.768195439391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.489936212196">
                <text:p>180.489936212196</text:p>
              </table:table-cell>
              <table:table-cell office:value-type="float" office:value="1.98674555391902">
                <text:p>1.986745553919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5.079890519405">
                <text:p>205.079890519405</text:p>
              </table:table-cell>
              <table:table-cell office:value-type="float" office:value="2.2839696493548">
                <text:p>2.28396964935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3.019980936805">
                <text:p>233.019980936805</text:p>
              </table:table-cell>
              <table:table-cell office:value-type="float" office:value="2.59765136109058">
                <text:p>2.597651361090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3.845947052433">
                <text:p>263.845947052433</text:p>
              </table:table-cell>
              <table:table-cell office:value-type="float" office:value="2.92718643134509">
                <text:p>2.927186431345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0.539462137415">
                <text:p>290.539462137415</text:p>
              </table:table-cell>
              <table:table-cell office:value-type="float" office:value="3.17292343917795">
                <text:p>3.172923439177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0.872695018827">
                <text:p>350.872695018827</text:p>
              </table:table-cell>
              <table:table-cell office:value-type="float" office:value="3.86459576816813">
                <text:p>3.864595768168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2.930950972598">
                <text:p>392.930950972598</text:p>
              </table:table-cell>
              <table:table-cell office:value-type="float" office:value="4.36209896206061">
                <text:p>4.362098962060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6.463875483939">
                <text:p>446.463875483939</text:p>
              </table:table-cell>
              <table:table-cell office:value-type="float" office:value="4.97184472933292">
                <text:p>4.971844729332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7.29012723164">
                <text:p>507.29012723164</text:p>
              </table:table-cell>
              <table:table-cell office:value-type="float" office:value="5.6627722773312">
                <text:p>5.66277227733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6.670607067247">
                <text:p>556.670607067247</text:p>
              </table:table-cell>
              <table:table-cell office:value-type="float" office:value="6.13311669983355">
                <text:p>6.133116699833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8.100317486551">
                <text:p>318.100317486551</text:p>
              </table:table-cell>
              <table:table-cell office:value-type="float" office:value="3.51673295473927">
                <text:p>3.516732954739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3.730817876414">
                <text:p>253.730817876414</text:p>
              </table:table-cell>
              <table:table-cell office:value-type="float" office:value="2.72978451072156">
                <text:p>2.729784510721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7.998680798377">
                <text:p>277.998680798377</text:p>
              </table:table-cell>
              <table:table-cell office:value-type="float" office:value="3.11700153215764">
                <text:p>3.117001532157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5.140539021891">
                <text:p>315.140539021891</text:p>
              </table:table-cell>
              <table:table-cell office:value-type="float" office:value="3.47234576141877">
                <text:p>3.4723457614187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2.257256737101">
                <text:p>362.257256737101</text:p>
              </table:table-cell>
              <table:table-cell office:value-type="float" office:value="4.06904527423874">
                <text:p>4.069045274238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11.611196228483">
                <text:p>411.611196228483</text:p>
              </table:table-cell>
              <table:table-cell office:value-type="float" office:value="4.57525188621714">
                <text:p>4.575251886217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9.063433183284">
                <text:p>449.063433183284</text:p>
              </table:table-cell>
              <table:table-cell office:value-type="float" office:value="4.87235888615168">
                <text:p>4.872358886151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9.600201795118">
                <text:p>239.600201795118</text:p>
              </table:table-cell>
              <table:table-cell office:value-type="float" office:value="2.67943365634074">
                <text:p>2.679433656340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3.212210681578">
                <text:p>223.212210681578</text:p>
              </table:table-cell>
              <table:table-cell office:value-type="float" office:value="2.51336535318109">
                <text:p>2.513365353181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5cm" svg:y="4.205cm" style:legend-expansion="high" chart:style-name="ch2"/>
        <chart:plot-area chart:style-name="ch3" table:cell-range-address="Sheet1.A38:Sheet1.B72" svg:x="0.32cm" svg:y="0.18cm" svg:width="13.11cm" svg:height="8.64cm">
          <chartooo:coordinate-region svg:x="0.94cm" svg:y="0.375cm" svg:width="12.12cm" svg:height="7.8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8:Sheet1.B72" chart:class="chart:scatter">
            <chart:domain table:cell-range-address="Sheet1.A38:Sheet1.A72"/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9740278813693">
                <text:p>53.9740278813693</text:p>
                <draw:g>
                  <svg:desc>Sheet1.A38:Sheet1.A72</svg:desc>
                </draw:g>
              </table:table-cell>
              <table:table-cell office:value-type="float" office:value="1.0499812812861">
                <text:p>1.0499812812861</text:p>
                <draw:g>
                  <svg:desc>Sheet1.B38:Sheet1.B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.3168912611273">
                <text:p>61.3168912611273</text:p>
              </table:table-cell>
              <table:table-cell office:value-type="float" office:value="1.18760250537706">
                <text:p>1.187602505377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9.6587099668118">
                <text:p>69.6587099668118</text:p>
              </table:table-cell>
              <table:table-cell office:value-type="float" office:value="1.34902860801193">
                <text:p>1.34902860801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9.1353862604675">
                <text:p>79.1353862604675</text:p>
              </table:table-cell>
              <table:table-cell office:value-type="float" office:value="1.5318497565194">
                <text:p>1.53184975651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9.9013111436756">
                <text:p>89.9013111436756</text:p>
              </table:table-cell>
              <table:table-cell office:value-type="float" office:value="1.75066054159564">
                <text:p>1.75066054159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.131879646735">
                <text:p>102.131879646735</text:p>
              </table:table-cell>
              <table:table-cell office:value-type="float" office:value="1.98507439182993">
                <text:p>1.985074391829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6.026348308814">
                <text:p>116.026348308814</text:p>
              </table:table-cell>
              <table:table-cell office:value-type="float" office:value="2.26215428075914">
                <text:p>2.262154280759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.811081402227">
                <text:p>131.811081402227</text:p>
              </table:table-cell>
              <table:table-cell office:value-type="float" office:value="2.554092127344">
                <text:p>2.554092127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9.743238787295">
                <text:p>149.743238787295</text:p>
              </table:table-cell>
              <table:table-cell office:value-type="float" office:value="2.89401859786532">
                <text:p>2.894018597865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0.114965479146">
                <text:p>170.114965479146</text:p>
              </table:table-cell>
              <table:table-cell office:value-type="float" office:value="3.29091373827767">
                <text:p>3.29091373827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3.258151181556">
                <text:p>193.258151181556</text:p>
              </table:table-cell>
              <table:table-cell office:value-type="float" office:value="3.71561610195859">
                <text:p>3.71561610195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8.387376135922">
                <text:p>208.387376135922</text:p>
              </table:table-cell>
              <table:table-cell office:value-type="float" office:value="4.00411795967865">
                <text:p>4.00411795967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9391300976719">
                <text:p>39.9391300976719</text:p>
              </table:table-cell>
              <table:table-cell office:value-type="float" office:value="0.77733770939952">
                <text:p>0.77733770939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4478228299976">
                <text:p>37.4478228299976</text:p>
              </table:table-cell>
              <table:table-cell office:value-type="float" office:value="0.733412787502892">
                <text:p>0.733412787502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.1119173421513">
                <text:p>35.1119173421513</text:p>
              </table:table-cell>
              <table:table-cell office:value-type="float" office:value="0.681980418252484">
                <text:p>0.6819804182524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.9217200433478">
                <text:p>32.9217200433478</text:p>
              </table:table-cell>
              <table:table-cell office:value-type="float" office:value="0.643443838533598">
                <text:p>0.6434438385335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.8681420057752">
                <text:p>30.8681420057752</text:p>
              </table:table-cell>
              <table:table-cell office:value-type="float" office:value="0.598320762335219">
                <text:p>0.5983207623352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1.4858275059283">
                <text:p>71.4858275059283</text:p>
              </table:table-cell>
              <table:table-cell office:value-type="float" office:value="1.36859665431035">
                <text:p>1.368596654310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.057778980047">
                <text:p>65.057778980047</text:p>
              </table:table-cell>
              <table:table-cell office:value-type="float" office:value="1.26340107971422">
                <text:p>1.263401079714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7.8293535580394">
                <text:p>57.8293535580394</text:p>
              </table:table-cell>
              <table:table-cell office:value-type="float" office:value="1.12957044685139">
                <text:p>1.129570446851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.0765751989262">
                <text:p>23.0765751989262</text:p>
              </table:table-cell>
              <table:table-cell office:value-type="float" office:value="0.446679735412166">
                <text:p>0.4466797354121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.0015157030067">
                <text:p>21.0015157030067</text:p>
              </table:table-cell>
              <table:table-cell office:value-type="float" office:value="0.405802925764413">
                <text:p>0.4058029257644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.8892551849931">
                <text:p>18.8892551849931</text:p>
              </table:table-cell>
              <table:table-cell office:value-type="float" office:value="0.362816685492301">
                <text:p>0.3628166854923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57.74937687221">
                <text:p>1457.74937687221</text:p>
              </table:table-cell>
              <table:table-cell office:value-type="float" office:value="28.5875030663786">
                <text:p>28.58750306637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2.38545501329">
                <text:p>1342.38545501329</text:p>
              </table:table-cell>
              <table:table-cell office:value-type="float" office:value="26.3901582154579">
                <text:p>26.39015821545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21.67734899679">
                <text:p>1221.67734899679</text:p>
              </table:table-cell>
              <table:table-cell office:value-type="float" office:value="23.5946789080286">
                <text:p>23.5946789080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24.99578461918">
                <text:p>1124.99578461918</text:p>
              </table:table-cell>
              <table:table-cell office:value-type="float" office:value="21.7811016226217">
                <text:p>21.78110162262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48.2391070503">
                <text:p>1048.2391070503</text:p>
              </table:table-cell>
              <table:table-cell office:value-type="float" office:value="20.4311332892551">
                <text:p>20.43113328925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5.283163899989">
                <text:p>965.283163899989</text:p>
              </table:table-cell>
              <table:table-cell office:value-type="float" office:value="18.8607182226655">
                <text:p>18.86071822266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16.994552923173">
                <text:p>616.994552923173</text:p>
              </table:table-cell>
              <table:table-cell office:value-type="float" office:value="12.0516507421777">
                <text:p>12.05165074217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8.166604497955">
                <text:p>568.166604497955</text:p>
              </table:table-cell>
              <table:table-cell office:value-type="float" office:value="11.1253147609649">
                <text:p>11.12531476096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23.202820733705">
                <text:p>523.202820733705</text:p>
              </table:table-cell>
              <table:table-cell office:value-type="float" office:value="10.2701805070877">
                <text:p>10.27018050708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1.797397905126">
                <text:p>481.797397905126</text:p>
              </table:table-cell>
              <table:table-cell office:value-type="float" office:value="9.48077514339172">
                <text:p>9.480775143391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8.92512582186">
                <text:p>448.92512582186</text:p>
              </table:table-cell>
              <table:table-cell office:value-type="float" office:value="8.89316729686963">
                <text:p>8.893167296869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28.265958408204">
                <text:p>428.265958408204</text:p>
              </table:table-cell>
              <table:table-cell office:value-type="float" office:value="8.3419787278931">
                <text:p>8.34197872789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